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cicio_2triLower_saida_mul_matrix-O0" table:style-name="ta1">
        <table:shapes>
          <draw:frame draw:z-index="0" draw:style-name="gr1" draw:text-style-name="P1" svg:width="160.1mm" svg:height="90.04mm" svg:x="170.56mm" svg:y="7.44mm">
            <draw:object draw:notify-on-update-of-ranges="'Exercicio_2triLower_saida_mul_matrix-O0'.B2:'Exercicio_2triLower_saida_mul_matrix-O0'.B10 'Exercicio_2triLower_saida_mul_matrix-O0'.C1:'Exercicio_2triLower_saida_mul_matrix-O0'.C1 'Exercicio_2triLower_saida_mul_matrix-O0'.C2:'Exercicio_2triLower_saida_mul_matrix-O0'.C10 'Exercicio_2triLower_saida_mul_matrix-O0'.D1:'Exercicio_2triLower_saida_mul_matrix-O0'.D1 'Exercicio_2triLower_saida_mul_matrix-O0'.D2:'Exercicio_2triLower_saida_mul_matrix-O0'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1mm" svg:height="90.05mm" svg:x="170.28mm" svg:y="104.12mm">
            <draw:object draw:notify-on-update-of-ranges="'Exercicio_2triLower_saida_mul_matrix-O0'.B14:'Exercicio_2triLower_saida_mul_matrix-O0'.B22 'Exercicio_2triLower_saida_mul_matrix-O0'.C13:'Exercicio_2triLower_saida_mul_matrix-O0'.C13 'Exercicio_2triLower_saida_mul_matrix-O0'.C14:'Exercicio_2triLower_saida_mul_matrix-O0'.C22 'Exercicio_2triLower_saida_mul_matrix-O0'.D13:'Exercicio_2triLower_saida_mul_matrix-O0'.D13 'Exercicio_2triLower_saida_mul_matrix-O0'.D14:'Exercicio_2triLower_saida_mul_matrix-O0'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m </text:p>
          </table:table-cell>
          <table:table-cell office:value-type="string" calcext:value-type="string">
            <text:p><text:s/>blockSize </text:p>
          </table:table-cell>
          <table:table-cell office:value-type="string" calcext:value-type="string">
            <text:p><text:s/>Normal </text:p>
          </table:table-cell>
          <table:table-cell office:value-type="string" calcext:value-type="string">
            <text:p><text:s/>Bloc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1348" calcext:value-type="float">
            <text:p>7,1348</text:p>
          </table:table-cell>
          <table:table-cell office:value-type="float" office:value="7.8396" calcext:value-type="float">
            <text:p>7,83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7.1348" calcext:value-type="float">
            <text:p>7,1348</text:p>
          </table:table-cell>
          <table:table-cell office:value-type="float" office:value="7.3205" calcext:value-type="float">
            <text:p>7,32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7.1348" calcext:value-type="float">
            <text:p>7,1348</text:p>
          </table:table-cell>
          <table:table-cell office:value-type="float" office:value="7.0888" calcext:value-type="float">
            <text:p>7,08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7.1348" calcext:value-type="float">
            <text:p>7,1348</text:p>
          </table:table-cell>
          <table:table-cell office:value-type="float" office:value="7.0503" calcext:value-type="float">
            <text:p>7,05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7.1348" calcext:value-type="float">
            <text:p>7,1348</text:p>
          </table:table-cell>
          <table:table-cell office:value-type="float" office:value="7.3249" calcext:value-type="float">
            <text:p>7,32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7.1348" calcext:value-type="float">
            <text:p>7,1348</text:p>
          </table:table-cell>
          <table:table-cell office:value-type="float" office:value="7.6647" calcext:value-type="float">
            <text:p>7,66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7.1348" calcext:value-type="float">
            <text:p>7,1348</text:p>
          </table:table-cell>
          <table:table-cell office:value-type="float" office:value="8.0199" calcext:value-type="float">
            <text:p>8,01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7.1348" calcext:value-type="float">
            <text:p>7,1348</text:p>
          </table:table-cell>
          <table:table-cell office:value-type="float" office:value="8.6248" calcext:value-type="float">
            <text:p>8,6248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7.1348" calcext:value-type="float">
            <text:p>7,1348</text:p>
          </table:table-cell>
          <table:table-cell office:value-type="float" office:value="12.3337" calcext:value-type="float">
            <text:p>12,333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dim </text:p>
          </table:table-cell>
          <table:table-cell office:value-type="string" calcext:value-type="string">
            <text:p><text:s/>blockSize </text:p>
          </table:table-cell>
          <table:table-cell office:value-type="string" calcext:value-type="string">
            <text:p><text:s/>Normal </text:p>
          </table:table-cell>
          <table:table-cell office:value-type="string" calcext:value-type="string">
            <text:p><text:s/>Bloc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3.0017" calcext:value-type="float">
            <text:p>3,0017</text:p>
          </table:table-cell>
          <table:table-cell office:value-type="float" office:value="1.4236" calcext:value-type="float">
            <text:p>1,42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.0017" calcext:value-type="float">
            <text:p>3,0017</text:p>
          </table:table-cell>
          <table:table-cell office:value-type="float" office:value="1.1902" calcext:value-type="float">
            <text:p>1,19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0017" calcext:value-type="float">
            <text:p>3,0017</text:p>
          </table:table-cell>
          <table:table-cell office:value-type="float" office:value="1.0886" calcext:value-type="float">
            <text:p>1,08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0017" calcext:value-type="float">
            <text:p>3,0017</text:p>
          </table:table-cell>
          <table:table-cell office:value-type="float" office:value="1.0892" calcext:value-type="float">
            <text:p>1,08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3.0017" calcext:value-type="float">
            <text:p>3,0017</text:p>
          </table:table-cell>
          <table:table-cell office:value-type="float" office:value="1.2412" calcext:value-type="float">
            <text:p>1,24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3.0017" calcext:value-type="float">
            <text:p>3,0017</text:p>
          </table:table-cell>
          <table:table-cell office:value-type="float" office:value="1.2933" calcext:value-type="float">
            <text:p>1,29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3.0017" calcext:value-type="float">
            <text:p>3,0017</text:p>
          </table:table-cell>
          <table:table-cell office:value-type="float" office:value="1.3326" calcext:value-type="float">
            <text:p>1,33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.0017" calcext:value-type="float">
            <text:p>3,0017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3.0017" calcext:value-type="float">
            <text:p>3,0017</text:p>
          </table:table-cell>
          <table:table-cell office:value-type="float" office:value="3.6101" calcext:value-type="float">
            <text:p>3,6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23:17:07.539913062</dc:date>
    <meta:editing-duration>PT7M31S</meta:editing-duration>
    <meta:editing-cycles>1</meta:editing-cycles>
    <meta:document-statistic meta:table-count="1" meta:cell-count="80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line" chart:style-name="ch1">
        <chart:title svg:x="5.157cm" svg:y="0.316cm" chart:style-name="ch2">
          <text:p>Multiplicação Direta x Bloco</text:p>
        </chart:title>
        <chart:subtitle svg:x="5.262cm" svg:y="1.275cm" chart:style-name="ch3">
          <text:p>Sem otimização do Compilador</text:p>
        </chart:subtitle>
        <chart:legend chart:legend-position="end" svg:x="13.37cm" svg:y="3.954cm" style:legend-expansion="high" chart:style-name="ch4"/>
        <chart:plot-area chart:style-name="ch5" table:cell-range-address="'Exercicio_2triLower_saida_mul_matrix-O0'.B1:'Exercicio_2triLower_saida_mul_matrix-O0'.D10" chart:data-source-has-labels="both" svg:x="1.331cm" svg:y="2.138cm" svg:width="11.719cm" svg:height="5.706cm">
          <chartooo:coordinate-region svg:x="1.767cm" svg:y="2.337cm" svg:width="10.726cm" svg:height="4.86cm"/>
          <chart:axis chart:dimension="x" chart:name="primary-x" chart:style-name="ch6" chartooo:axis-type="auto">
            <chartooo:date-scale/>
            <chart:title svg:x="6.445cm" svg:y="8.024cm" chart:style-name="ch7">
              <text:p>Blocksize</text:p>
            </chart:title>
            <chart:categories table:cell-range-address="'Exercicio_2triLower_saida_mul_matrix-O0'.B2:'Exercicio_2triLower_saida_mul_matrix-O0'.B10"/>
            <chart:grid chart:style-name="ch8" chart:class="major"/>
          </chart:axis>
          <chart:axis chart:dimension="y" chart:name="primary-y" chart:style-name="ch6">
            <chart:title svg:x="0.451cm" svg:y="5.961cm" chart:style-name="ch9">
              <text:p>Tempo em S</text:p>
            </chart:title>
            <chart:grid chart:style-name="ch8" chart:class="major"/>
          </chart:axis>
          <chart:series chart:style-name="ch10" chart:values-cell-range-address="'Exercicio_2triLower_saida_mul_matrix-O0'.C2:'Exercicio_2triLower_saida_mul_matrix-O0'.C10" chart:label-cell-address="'Exercicio_2triLower_saida_mul_matrix-O0'.C1:'Exercicio_2triLower_saida_mul_matrix-O0'.C1" chart:class="chart:line">
            <chart:data-point chart:repeated="9"/>
          </chart:series>
          <chart:series chart:style-name="ch11" chart:values-cell-range-address="'Exercicio_2triLower_saida_mul_matrix-O0'.D2:'Exercicio_2triLower_saida_mul_matrix-O0'.D10" chart:label-cell-address="'Exercicio_2triLower_saida_mul_matrix-O0'.D1:'Exercicio_2triLower_saida_mul_matrix-O0'.D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ormal </text:p>
                <draw:g>
                  <svg:desc>'Exercicio_2triLower_saida_mul_matrix-O0'.C1:'Exercicio_2triLower_saida_mul_matrix-O0'.C1</svg:desc>
                </draw:g>
              </table:table-cell>
              <table:table-cell office:value-type="string">
                <text:p> Bloco</text:p>
                <draw:g>
                  <svg:desc>'Exercicio_2triLower_saida_mul_matrix-O0'.D1:'Exercicio_2triLower_saida_mul_matrix-O0'.D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Exercicio_2triLower_saida_mul_matrix-O0'.B2:'Exercicio_2triLower_saida_mul_matrix-O0'.B10</svg:desc>
                </draw:g>
              </table:table-cell>
              <table:table-cell office:value-type="float" office:value="7.1348">
                <text:p>7.1348</text:p>
                <draw:g>
                  <svg:desc>'Exercicio_2triLower_saida_mul_matrix-O0'.C2:'Exercicio_2triLower_saida_mul_matrix-O0'.C10</svg:desc>
                </draw:g>
              </table:table-cell>
              <table:table-cell office:value-type="float" office:value="7.8396">
                <text:p>7.8396</text:p>
                <draw:g>
                  <svg:desc>'Exercicio_2triLower_saida_mul_matrix-O0'.D2:'Exercicio_2triLower_saida_mul_matrix-O0'.D10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1348">
                <text:p>7.1348</text:p>
              </table:table-cell>
              <table:table-cell office:value-type="float" office:value="7.3205">
                <text:p>7.32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1348">
                <text:p>7.1348</text:p>
              </table:table-cell>
              <table:table-cell office:value-type="float" office:value="7.0888">
                <text:p>7.08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1348">
                <text:p>7.1348</text:p>
              </table:table-cell>
              <table:table-cell office:value-type="float" office:value="7.0503">
                <text:p>7.050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.1348">
                <text:p>7.1348</text:p>
              </table:table-cell>
              <table:table-cell office:value-type="float" office:value="7.3249">
                <text:p>7.324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.1348">
                <text:p>7.1348</text:p>
              </table:table-cell>
              <table:table-cell office:value-type="float" office:value="7.6647">
                <text:p>7.664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.1348">
                <text:p>7.1348</text:p>
              </table:table-cell>
              <table:table-cell office:value-type="float" office:value="8.0199">
                <text:p>8.019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7.1348">
                <text:p>7.1348</text:p>
              </table:table-cell>
              <table:table-cell office:value-type="float" office:value="8.6248">
                <text:p>8.624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.1348">
                <text:p>7.1348</text:p>
              </table:table-cell>
              <table:table-cell office:value-type="float" office:value="12.3337">
                <text:p>12.3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line" chart:style-name="ch1">
        <chart:title svg:x="5.158cm" svg:y="0.316cm" chart:style-name="ch2">
          <text:p>Multiplicação Direta x Bloco</text:p>
        </chart:title>
        <chart:subtitle svg:x="5.25cm" svg:y="1.275cm" chart:style-name="ch3">
          <text:p>Com otimização do Compilador</text:p>
        </chart:subtitle>
        <chart:legend chart:legend-position="end" svg:x="13.371cm" svg:y="3.955cm" style:legend-expansion="high" chart:style-name="ch4"/>
        <chart:plot-area chart:style-name="ch5" table:cell-range-address="'Exercicio_2triLower_saida_mul_matrix-O0'.B13:'Exercicio_2triLower_saida_mul_matrix-O0'.D22" chart:data-source-has-labels="both" svg:x="1.331cm" svg:y="2.138cm" svg:width="11.72cm" svg:height="5.707cm">
          <chartooo:coordinate-region svg:x="2.058cm" svg:y="2.337cm" svg:width="10.621cm" svg:height="4.861cm"/>
          <chart:axis chart:dimension="x" chart:name="primary-x" chart:style-name="ch6" chartooo:axis-type="auto">
            <chartooo:date-scale/>
            <chart:title svg:x="6.446cm" svg:y="8.025cm" chart:style-name="ch7">
              <text:p>Blocksize</text:p>
            </chart:title>
            <chart:categories table:cell-range-address="'Exercicio_2triLower_saida_mul_matrix-O0'.B14:'Exercicio_2triLower_saida_mul_matrix-O0'.B22"/>
            <chart:grid chart:style-name="ch8" chart:class="major"/>
          </chart:axis>
          <chart:axis chart:dimension="y" chart:name="primary-y" chart:style-name="ch6">
            <chart:title svg:x="0.451cm" svg:y="5.961cm" chart:style-name="ch9">
              <text:p>Tempo em S</text:p>
            </chart:title>
            <chart:grid chart:style-name="ch8" chart:class="major"/>
          </chart:axis>
          <chart:series chart:style-name="ch10" chart:values-cell-range-address="'Exercicio_2triLower_saida_mul_matrix-O0'.C14:'Exercicio_2triLower_saida_mul_matrix-O0'.C22" chart:label-cell-address="'Exercicio_2triLower_saida_mul_matrix-O0'.C13:'Exercicio_2triLower_saida_mul_matrix-O0'.C13" chart:class="chart:line">
            <chart:data-point chart:repeated="9"/>
          </chart:series>
          <chart:series chart:style-name="ch11" chart:values-cell-range-address="'Exercicio_2triLower_saida_mul_matrix-O0'.D14:'Exercicio_2triLower_saida_mul_matrix-O0'.D22" chart:label-cell-address="'Exercicio_2triLower_saida_mul_matrix-O0'.D13:'Exercicio_2triLower_saida_mul_matrix-O0'.D1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ormal </text:p>
                <draw:g>
                  <svg:desc>'Exercicio_2triLower_saida_mul_matrix-O0'.C13:'Exercicio_2triLower_saida_mul_matrix-O0'.C13</svg:desc>
                </draw:g>
              </table:table-cell>
              <table:table-cell office:value-type="string">
                <text:p> Bloco</text:p>
                <draw:g>
                  <svg:desc>'Exercicio_2triLower_saida_mul_matrix-O0'.D13:'Exercicio_2triLower_saida_mul_matrix-O0'.D1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Exercicio_2triLower_saida_mul_matrix-O0'.B14:'Exercicio_2triLower_saida_mul_matrix-O0'.B22</svg:desc>
                </draw:g>
              </table:table-cell>
              <table:table-cell office:value-type="float" office:value="3.0017">
                <text:p>3.0017</text:p>
                <draw:g>
                  <svg:desc>'Exercicio_2triLower_saida_mul_matrix-O0'.C14:'Exercicio_2triLower_saida_mul_matrix-O0'.C22</svg:desc>
                </draw:g>
              </table:table-cell>
              <table:table-cell office:value-type="float" office:value="1.4236">
                <text:p>1.4236</text:p>
                <draw:g>
                  <svg:desc>'Exercicio_2triLower_saida_mul_matrix-O0'.D14:'Exercicio_2triLower_saida_mul_matrix-O0'.D22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0017">
                <text:p>3.0017</text:p>
              </table:table-cell>
              <table:table-cell office:value-type="float" office:value="1.1902">
                <text:p>1.19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017">
                <text:p>3.0017</text:p>
              </table:table-cell>
              <table:table-cell office:value-type="float" office:value="1.0886">
                <text:p>1.08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0017">
                <text:p>3.0017</text:p>
              </table:table-cell>
              <table:table-cell office:value-type="float" office:value="1.0892">
                <text:p>1.089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0017">
                <text:p>3.0017</text:p>
              </table:table-cell>
              <table:table-cell office:value-type="float" office:value="1.2412">
                <text:p>1.241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0017">
                <text:p>3.0017</text:p>
              </table:table-cell>
              <table:table-cell office:value-type="float" office:value="1.2933">
                <text:p>1.29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.0017">
                <text:p>3.0017</text:p>
              </table:table-cell>
              <table:table-cell office:value-type="float" office:value="1.3326">
                <text:p>1.332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0017">
                <text:p>3.001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0017">
                <text:p>3.0017</text:p>
              </table:table-cell>
              <table:table-cell office:value-type="float" office:value="3.6101">
                <text:p>3.6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